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17cm" style:rel-column-width="65535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dddddd" fo:padding="0.097cm" fo:border="0.05pt solid #000000">
        <style:background-image/>
      </style:table-cell-properties>
    </style:style>
    <style:style style:name="Tabella2" style:family="table">
      <style:table-properties style:width="17cm" table:align="margins" fo:background-color="transparent">
        <style:background-image/>
      </style:table-properties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7cm" table:align="margins" fo:background-color="transparent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>
        <style:background-image/>
      </style:table-row-properties>
    </style:style>
    <style:style style:name="Tabella3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ca4ea" officeooo:paragraph-rsid="001ca4ea" style:font-size-asian="16pt" style:font-size-complex="16pt"/>
    </style:style>
    <style:style style:name="P3" style:family="paragraph" style:parent-style-name="Table_20_Contents">
      <style:text-properties fo:font-size="16pt" fo:font-style="italic" officeooo:rsid="001ca4ea" officeooo:paragraph-rsid="001ca4ea" style:font-size-asian="16pt" style:font-style-asian="italic" style:font-size-complex="16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a4e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a4ea"/>
    </style:style>
    <style:style style:name="T5" style:family="text">
      <style:text-properties officeooo:rsid="001ca4ea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solid" style:text-underline-type="double" style:text-underline-width="auto" style:text-underline-color="font-color" officeooo:rsid="001ca4e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1" style:text-underline-style="none" style:font-name-asian="Liberation Serif1" style:font-name-complex="Liberation Serif1"/>
    </style:style>
    <style:style style:name="T11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2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3" style:family="text">
      <style:text-properties style:font-name="Liberation Serif" style:font-name-asian="NSimSun" style:font-name-complex="Arial"/>
    </style:style>
    <style:style style:name="T14" style:family="text">
      <style:text-properties style:font-name="Liberation Serif" fo:font-weight="bold" style:font-name-asian="NSimSun" style:font-weight-asian="bold" style:font-name-complex="Arial" style:font-weight-complex="bold"/>
    </style:style>
    <style:style style:name="T15" style:family="text">
      <style:text-properties style:font-name="Liberation Serif" style:text-underline-style="none" fo:font-weight="bold" style:font-name-asian="NSimSun" style:font-weight-asian="bold" style:font-name-complex="Arial" style:font-weight-complex="bold"/>
    </style:style>
    <style:style style:name="T16" style:family="text">
      <style:text-properties style:font-name="Liberation Serif" fo:font-style="normal" style:font-name-asian="NSimSun" style:font-style-asian="normal" style:font-name-complex="Ari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Aeroporto</text:span>(<text:span text:style-name="T1">CodAereoporto</text:span><text:span text:style-name="T3">, </text:span><text:span text:style-name="T4">NomeAeroporto, Città</text:span>)</text:p>
      <text:p text:style-name="P1"/>
      <text:p text:style-name="P1"><text:span text:style-name="T8">CompagniaAerea</text:span>(<text:span text:style-name="T2">CodCompagnia</text:span><text:span text:style-name="T4">, Nome, GrandezzaFlotta, </text:span><text:span text:style-name="T7">AeroportoAppartenenza</text:span>)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Chiavi esterne: <text:s/><text:span text:style-name="T3">AeroportoAppartenenza </text:span><text:span text:style-name="T10">→</text:span><text:span text:style-name="T15">Aeroporto(CodAeroporto)</text:span></text:p>
          </table:table-cell>
        </table:table-row>
      </table:table>
      <text:p text:style-name="P1"/>
      <text:p text:style-name="P1"><text:span text:style-name="T8">Tratta</text:span>(<text:span text:style-name="T2">CodTratta</text:span><text:span text:style-name="T4">, </text:span><text:span text:style-name="T7">AeroportoPartenza</text:span><text:span text:style-name="T4">, </text:span><text:span text:style-name="T7">AeroportoArrivo</text:span><text:span text:style-name="T4">, DataVolo, OraVolo, NumeroPosti, NumeroPostiPrenotati</text:span>)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Chiavi esterne: AeroportoPartenza <text:span text:style-name="T9">→</text:span><text:span text:style-name="T11">Aeroporto(CodAeroporto)</text:span></text:p>
            <text:p text:style-name="P3"><text:span text:style-name="T11"><text:s text:c="25"/></text:span><text:span text:style-name="T12">AeroportoArrivo →</text:span><text:span text:style-name="T11">Aeroporto(CodAeroporto)</text:span></text:p>
          </table:table-cell>
        </table:table-row>
      </table:table>
      <text:p text:style-name="P1"/>
      <text:p text:style-name="P1"><text:span text:style-name="T8">Gate</text:span>(<text:span text:style-name="T2">CodGate</text:span>)</text:p>
      <text:p text:style-name="P1"/>
      <text:p text:style-name="P2"><text:span text:style-name="T8">Coda</text:span>(<text:span text:style-name="T1">TipoCoda</text:span>)</text:p>
      <text:p text:style-name="P2"/>
      <text:p text:style-name="P1"><text:span text:style-name="T8">SlotImbarco</text:span><text:span text:style-name="T5">(</text:span><text:span text:style-name="T7">CodTratta</text:span><text:span text:style-name="T5">, </text:span><text:span text:style-name="T7">CodGate</text:span><text:span text:style-name="T5">, </text:span><text:span text:style-name="T7">TipoCoda</text:span><text:span text:style-name="T5">, Data, OraInizio, OraFine, TempoMax)</text:span>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3">Chiavi esterne: CodTratta <text:span text:style-name="T9">→</text:span><text:span text:style-name="T14">Tratta(CodTratta)</text:span></text:p>
            <text:p text:style-name="P3"><text:s text:c="25"/>CodGate <text:span text:style-name="T9">→</text:span><text:span text:style-name="T11">Gate(CodGate)</text:span></text:p>
            <text:p text:style-name="P3"><text:s text:c="25"/>TipoCoda <text:span text:style-name="T9">→</text:span><text:span text:style-name="T11">Coda(TipoCoda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0:43:42.243000000</meta:creation-date>
    <dc:date>2020-12-07T20:59:15.348000000</dc:date>
    <meta:editing-duration>PT15M34S</meta:editing-duration>
    <meta:editing-cycles>2</meta:editing-cycles>
    <meta:generator>LibreOffice/6.2.4.2$Windows_X86_64 LibreOffice_project/2412653d852ce75f65fbfa83fb7e7b669a126d64</meta:generator>
    <meta:document-statistic meta:table-count="3" meta:image-count="0" meta:object-count="0" meta:page-count="1" meta:paragraph-count="12" meta:word-count="41" meta:character-count="657" meta:non-whitespace-character-count="552"/>
  </office:meta>
</office:document-meta>
</file>